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9459295E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0.75cm">
          <draw:text-box>
            <text:p>Hugh Grant <text:s/>(* 1960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9.5cm" svg:height="6.431cm" svg:x="1cm" svg:y="2cm">
          <draw:image xlink:href="Pictures/1000000100000FA000000A9459295E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1T09:04:50.893248691</dc:date>
    <meta:editing-duration>PT28M32S</meta:editing-duration>
    <meta:editing-cycles>1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